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5.918cm"/>
    </style:style>
    <style:style style:name="co3" style:family="table-column">
      <style:table-column-properties fo:break-before="auto" style:column-width="6.189cm"/>
    </style:style>
    <style:style style:name="co4" style:family="table-column">
      <style:table-column-properties fo:break-before="auto" style:column-width="1.5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descripcion_select</text:p>
          </table:table-cell>
          <table:table-cell office:value-type="string" calcext:value-type="string">
            <text:p>predetermin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 Efectivo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que nominativo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 Cheque nominativo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ansferencia electrónica de fondo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 Transferencia electrónica de fondos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rjeta de crédito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4 Tarjeta de crédito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nedero electrónico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5 Monedero electrónico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nero electrónico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6 Dinero electrónico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ales de despens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8 Vales de despensa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ción en pag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 Dación en pago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go por subrogació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 Pago por subrogación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go por consignació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4 Pago por consignación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ndonació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 Condonación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mpensació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7 Compensación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ovació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3 Novación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onfusió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 Confusión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emisión de deud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5 Remisión de deuda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rescripción o caducida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6 Prescripción o caducidad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 satisfacción del acreedo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 A satisfacción del acreedor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arjeta de débit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8 Tarjeta de débito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arjeta de servicio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9 Tarjeta de servicios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plicación de anticipo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 Aplicación de anticipos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ntermediario pago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1 Intermediario pagos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or defini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99 Por definir</text:p>
          </table:table-cell>
          <table:table-cell office:value-type="string" calcext:value-type="string">
            <text:p>activ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15:57:49.213520266</meta:creation-date>
    <dc:date>2024-02-08T16:01:03.579091203</dc:date>
    <meta:editing-duration>PT3M15S</meta:editing-duration>
    <meta:editing-cycles>2</meta:editing-cycles>
    <meta:generator>LibreOffice/7.3.7.2$Linux_X86_64 LibreOffice_project/30$Build-2</meta:generator>
    <meta:document-statistic meta:table-count="1" meta:cell-count="115" meta:object-count="0"/>
  </office:meta>
</office:document-meta>
</file>